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1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border="0.002cm solid #000000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ackground-color="transparent" fo:border="0.002cm solid #000000"/>
      <style:text-properties style:font-name="Liberation Serif"/>
    </style:style>
    <style:style style:name="ce5" style:family="table-cell" style:parent-style-name="Default">
      <style:table-cell-properties fo:background-color="transparent" fo:border="0.002cm solid #000000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3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4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4" table:default-cell-style-name="ce9"/>
        <table:table-column table:style-name="co5" table:default-cell-style-name="ce15"/>
        <table:table-column table:style-name="co6" table:default-cell-style-name="ce15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4" office:value-type="string">
            <text:p>Horas estimadas</text:p>
          </table:table-cell>
          <table:table-cell table:style-name="ce14" office:value-type="string">
            <text:p>Horas Insumidas</text:p>
          </table:table-cell>
        </table:table-row>
        <table:table-row table:style-name="ro1">
          <table:table-cell table:style-name="ce2"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15 min </text:p>
          </table:table-cell>
          <table:table-cell office:value-type="string">
            <text:p>5 min</text:p>
          </table:table-cell>
        </table:table-row>
        <table:table-row table:style-name="ro1">
          <table:table-cell table:style-name="ce2"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10 min</text:p>
          </table:table-cell>
          <table:table-cell office:value-type="string">
            <text:p>5 min</text:p>
          </table:table-cell>
        </table:table-row>
        <table:table-row table:style-name="ro1">
          <table:table-cell table:style-name="ce2" office:value-type="string">
            <text:p>Instalar Ruby y herramientas complementarias</text:p>
          </table:table-cell>
          <table:table-cell office:value-type="date" office:date-value="2012-08-19">
            <text:p>19/08/12</text:p>
          </table:table-cell>
          <table:table-cell office:value-type="string">
            <text:p>30 min</text:p>
          </table:table-cell>
          <table:table-cell office:value-type="string">
            <text:p>25 min</text:p>
          </table:table-cell>
        </table:table-row>
        <table:table-row table:style-name="ro1">
          <table:table-cell table:style-name="ce2" office:value-type="string">
            <text:p>Crear un repositorio en su cuenta de GitHub</text:p>
          </table:table-cell>
          <table:table-cell office:value-type="date" office:date-value="2012-08-19">
            <text:p>19/08/12</text:p>
          </table:table-cell>
          <table:table-cell office:value-type="string">
            <text:p>40 min</text:p>
          </table:table-cell>
          <table:table-cell office:value-type="string">
            <text:p>45 min</text:p>
          </table:table-cell>
        </table:table-row>
        <table:table-row table:style-name="ro1">
          <table:table-cell table:style-name="ce2" office:value-type="string">
            <text:p>Agregar al repositorio el archivo</text:p>
          </table:table-cell>
          <table:table-cell office:value-type="date" office:date-value="2012-08-19">
            <text:p>19/08/12</text:p>
          </table:table-cell>
          <table:table-cell office:value-type="string">
            <text:p>15 min</text:p>
          </table:table-cell>
          <table:table-cell office:value-type="string">
            <text:p>20 min</text:p>
          </table:table-cell>
        </table:table-row>
        <table:table-row table:style-name="ro1">
          <table:table-cell table:style-name="ce2" office:value-type="string">
            <text:p>Contestar este mail indicando la dirección de mail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1">
          <table:table-cell table:style-name="ce2" office:value-type="string">
            <text:p>Leer el artículo No silver bullet de Fred Brooks, crear un documento para indicar a que se debe la frase "No silver bullet" y subirlo al repositorio</text:p>
          </table:table-cell>
          <table:table-cell table:style-name="ce10" office:value-type="date" office:date-value="2012-08-28">
            <text:p>28/08/12</text:p>
          </table:table-cell>
          <table:table-cell table:style-name="ce16" office:value-type="string">
            <text:p>120 min</text:p>
          </table:table-cell>
          <table:table-cell table:style-name="ce16" office:value-type="string">
            <text:p>210 min</text:p>
          </table:table-cell>
        </table:table-row>
        <table:table-row table:style-name="ro1">
          <table:table-cell table:style-name="ce2" office:value-type="string">
            <text:p>Investigar quienes son los personajes que mencionamos el otro dia al final de la clase, armar un informe y subirlo al repositorio</text:p>
          </table:table-cell>
          <table:table-cell office:value-type="date" office:date-value="2012-08-26">
            <text:p>26/08/12</text:p>
          </table:table-cell>
          <table:table-cell office:value-type="string">
            <text:p>40 min</text:p>
          </table:table-cell>
          <table:table-cell office:value-type="string">
            <text:p>58 min</text:p>
          </table:table-cell>
        </table:table-row>
        <table:table-row table:style-name="ro1">
          <table:table-cell table:style-name="ce3" office:value-type="string">
            <text:p>Leer el artículo <text:s/>Software engineering missing in action parnas, crear un documento para cumplir consignas sobre el artículo, subirlo al repositorio</text:p>
          </table:table-cell>
          <table:table-cell table:style-name="ce11" office:value-type="date" office:date-value="2012-09-01">
            <text:p>01/09/12</text:p>
          </table:table-cell>
          <table:table-cell table:style-name="ce17" office:value-type="string">
            <text:p>150 min</text:p>
          </table:table-cell>
          <table:table-cell office:value-type="string">
            <text:p>156 min</text:p>
          </table:table-cell>
        </table:table-row>
        <table:table-row table:style-name="ro2">
          <table:table-cell table:style-name="ce4" office:value-type="string">
            <text:p>Primera iteracion</text:p>
          </table:table-cell>
          <table:table-cell table:style-name="ce11" office:value-type="date" office:date-value="2012-09-02">
            <text:p>02/09/12</text:p>
          </table:table-cell>
          <table:table-cell table:style-name="ce17"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1">
          <table:table-cell table:style-name="ce5"/>
          <table:table-cell table:style-name="ce11"/>
          <table:table-cell table:style-name="ce17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3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7"/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8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2">02/09/2012</text:date>, <text:time>17:0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09-02T17:05:06</dc:date>
    <meta:editing-duration>PT09H14M38S</meta:editing-duration>
    <meta:editing-cycles>57</meta:editing-cycles>
    <meta:generator>OpenOffice.org/3.2$Linux OpenOffice.org_project/320m12$Build-9483</meta:generator>
    <dc:creator>Marina </dc:creator>
    <meta:document-statistic meta:table-count="3" meta:cell-count="44" meta:object-count="0"/>
  </office:meta>
</office:document-meta>
</file>